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442226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solid" draw:fill-color="#fff7ac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8cm, 5.149cm, 6.8cm, 5.61cm)" draw:image-opacity="100%" style:mirror="none" loext:decorative="false"/>
    </style:style>
    <style:style style:name="gr3" style:family="graphic" style:parent-style-name="standard">
      <style:graphic-properties svg:stroke-width="0.159cm" svg:stroke-color="#000000" draw:marker-start-width="0.437cm" draw:marker-end-width="0.437cm" draw:fill="none" draw:fill-color="#fff7ac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solid" draw:fill-color="#fff7ac"/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7a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738cm" svg:height="2.636cm" svg:x="2.012cm" svg:y="2.516cm">
          <draw:image xlink:href="Pictures/10000000000003E8000003E844222652.png" xlink:type="simple" xlink:show="embed" xlink:actuate="onLoad" draw:mime-type="image/png">
            <text:p/>
          </draw:image>
        </draw:frame>
        <draw:custom-shape draw:style-name="gr3" draw:text-style-name="P3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4:47:21.421000000</dc:date>
    <meta:editing-duration>PT10M51S</meta:editing-duration>
    <meta:editing-cycles>3</meta:editing-cycles>
    <meta:generator>LibreOffice/24.2.2.2$Windows_X86_64 LibreOffice_project/d56cc158d8a96260b836f100ef4b4ef25d6f1a01</meta:generator>
    <meta:print-date>2024-04-27T14:44:02.317000000</meta:print-date>
    <meta:printed-by>PDF files</meta:printed-by>
    <meta:document-statistic meta:object-count="3"/>
  </office:meta>
</office:document-meta>
</file>